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50c2b" officeooo:paragraph-rsid="00350c2b"/>
    </style:style>
    <style:style style:name="P2" style:family="paragraph" style:parent-style-name="Standard">
      <style:text-properties officeooo:rsid="0041dcab" officeooo:paragraph-rsid="0041dcab"/>
    </style:style>
    <style:style style:name="P3" style:family="paragraph" style:parent-style-name="Standard">
      <style:text-properties officeooo:rsid="00461b89" officeooo:paragraph-rsid="00461b89"/>
    </style:style>
    <style:style style:name="P4" style:family="paragraph" style:parent-style-name="Standard">
      <style:text-properties officeooo:rsid="0047e6e1" officeooo:paragraph-rsid="0047e6e1"/>
    </style:style>
    <style:style style:name="P5" style:family="paragraph" style:parent-style-name="Standard">
      <style:text-properties officeooo:rsid="004b768e" officeooo:paragraph-rsid="004b768e"/>
    </style:style>
    <style:style style:name="P6" style:family="paragraph" style:parent-style-name="Heading">
      <style:text-properties officeooo:rsid="0041dcab" officeooo:paragraph-rsid="0041dcab"/>
    </style:style>
    <style:style style:name="P7" style:family="paragraph" style:parent-style-name="Standard" style:list-style-name="L1">
      <style:text-properties officeooo:rsid="00202817" officeooo:paragraph-rsid="001f0518"/>
    </style:style>
    <style:style style:name="P8" style:family="paragraph" style:parent-style-name="Standard" style:list-style-name="L1">
      <style:text-properties officeooo:rsid="00202817" officeooo:paragraph-rsid="00202817"/>
    </style:style>
    <style:style style:name="P9" style:family="paragraph" style:parent-style-name="Standard" style:list-style-name="L2">
      <style:text-properties officeooo:rsid="00202817" officeooo:paragraph-rsid="00202817"/>
    </style:style>
    <style:style style:name="P10" style:family="paragraph" style:parent-style-name="Standard" style:list-style-name="L2">
      <style:text-properties officeooo:rsid="00202817" officeooo:paragraph-rsid="002524fe"/>
    </style:style>
    <style:style style:name="P11" style:family="paragraph" style:parent-style-name="Standard" style:list-style-name="L1">
      <style:text-properties officeooo:rsid="0021a92a" officeooo:paragraph-rsid="0021a92a"/>
    </style:style>
    <style:style style:name="P12" style:family="paragraph" style:parent-style-name="Standard" style:list-style-name="L2">
      <style:text-properties officeooo:rsid="0021a92a" officeooo:paragraph-rsid="0021a92a"/>
    </style:style>
    <style:style style:name="P13" style:family="paragraph" style:parent-style-name="Standard" style:list-style-name="L3">
      <style:text-properties officeooo:rsid="0021a92a" officeooo:paragraph-rsid="0021a92a"/>
    </style:style>
    <style:style style:name="P14" style:family="paragraph" style:parent-style-name="Standard" style:list-style-name="L1">
      <style:text-properties officeooo:rsid="002524fe" officeooo:paragraph-rsid="002524fe"/>
    </style:style>
    <style:style style:name="P15" style:family="paragraph" style:parent-style-name="Standard" style:list-style-name="L1">
      <style:text-properties officeooo:rsid="0027202e" officeooo:paragraph-rsid="0027202e"/>
    </style:style>
    <style:style style:name="P16" style:family="paragraph" style:parent-style-name="Standard" style:list-style-name="L2">
      <style:text-properties officeooo:rsid="002d0a6c" officeooo:paragraph-rsid="002d0a6c"/>
    </style:style>
    <style:style style:name="P17" style:family="paragraph" style:parent-style-name="Standard" style:list-style-name="L3">
      <style:text-properties officeooo:rsid="002d0a6c" officeooo:paragraph-rsid="002d0a6c"/>
    </style:style>
    <style:style style:name="P18" style:family="paragraph" style:parent-style-name="Standard" style:list-style-name="L2">
      <style:text-properties officeooo:rsid="0022ea1c" officeooo:paragraph-rsid="0022ea1c"/>
    </style:style>
    <style:style style:name="P19" style:family="paragraph" style:parent-style-name="Standard" style:list-style-name="L2">
      <style:text-properties officeooo:rsid="0033dbf2" officeooo:paragraph-rsid="0033dbf2"/>
    </style:style>
    <style:style style:name="P20" style:family="paragraph" style:parent-style-name="Standard" style:list-style-name="L3">
      <style:text-properties officeooo:rsid="002c514f" officeooo:paragraph-rsid="002c514f"/>
    </style:style>
    <style:style style:name="P21" style:family="paragraph" style:parent-style-name="Standard" style:list-style-name="L3">
      <style:text-properties officeooo:rsid="002a4860" officeooo:paragraph-rsid="00241508"/>
    </style:style>
    <style:style style:name="P22" style:family="paragraph" style:parent-style-name="Standard" style:list-style-name="L3">
      <style:text-properties officeooo:rsid="002a4860" officeooo:paragraph-rsid="002a4860"/>
    </style:style>
    <style:style style:name="P23" style:family="paragraph" style:parent-style-name="Standard" style:list-style-name="L3">
      <style:text-properties officeooo:rsid="002b0af8" officeooo:paragraph-rsid="002b0af8"/>
    </style:style>
    <style:style style:name="P24" style:family="paragraph" style:parent-style-name="Standard" style:list-style-name="L3">
      <style:text-properties officeooo:rsid="0030ba70" officeooo:paragraph-rsid="0030ba70"/>
    </style:style>
    <style:style style:name="P25" style:family="paragraph" style:parent-style-name="Standard" style:list-style-name="L3">
      <style:text-properties officeooo:rsid="0036cc27" officeooo:paragraph-rsid="0036cc27"/>
    </style:style>
    <style:style style:name="P26" style:family="paragraph" style:parent-style-name="Standard" style:list-style-name="L3">
      <style:text-properties officeooo:rsid="00337261" officeooo:paragraph-rsid="0030ba70"/>
    </style:style>
    <style:style style:name="P27" style:family="paragraph" style:parent-style-name="Standard" style:list-style-name="L3">
      <style:text-properties officeooo:rsid="00350c2b" officeooo:paragraph-rsid="00350c2b"/>
    </style:style>
    <style:style style:name="P28" style:family="paragraph" style:parent-style-name="Standard" style:list-style-name="L4">
      <style:text-properties officeooo:rsid="0036d6ff" officeooo:paragraph-rsid="0036d6ff"/>
    </style:style>
    <style:style style:name="P29" style:family="paragraph" style:parent-style-name="Standard" style:list-style-name="L4">
      <style:text-properties officeooo:rsid="00380510" officeooo:paragraph-rsid="00380510"/>
    </style:style>
    <style:style style:name="P30" style:family="paragraph" style:parent-style-name="Standard" style:list-style-name="L5">
      <style:text-properties officeooo:rsid="001f0518" officeooo:paragraph-rsid="001f0518"/>
    </style:style>
    <style:style style:name="P31" style:family="paragraph" style:parent-style-name="Standard" style:list-style-name="L5">
      <style:text-properties officeooo:rsid="001f0518" officeooo:paragraph-rsid="003af1bc"/>
    </style:style>
    <style:style style:name="P32" style:family="paragraph" style:parent-style-name="Standard" style:list-style-name="L5">
      <style:text-properties officeooo:rsid="00415c42" officeooo:paragraph-rsid="00415c42"/>
    </style:style>
    <style:style style:name="P33" style:family="paragraph" style:parent-style-name="Standard" style:list-style-name="L5">
      <style:text-properties officeooo:rsid="0043a8dc" officeooo:paragraph-rsid="0044cc21"/>
    </style:style>
    <style:style style:name="P34" style:family="paragraph" style:parent-style-name="Standard" style:list-style-name="L5">
      <style:text-properties officeooo:rsid="0044cc21" officeooo:paragraph-rsid="0044cc21"/>
    </style:style>
    <style:style style:name="P35" style:family="paragraph" style:parent-style-name="Standard" style:list-style-name="L5">
      <style:text-properties officeooo:rsid="004ca4f7" officeooo:paragraph-rsid="004da413"/>
    </style:style>
    <style:style style:name="P36" style:family="paragraph" style:parent-style-name="Standard" style:list-style-name="L5">
      <style:text-properties officeooo:rsid="004e8e17" officeooo:paragraph-rsid="004da413"/>
    </style:style>
    <style:style style:name="P37" style:family="paragraph" style:parent-style-name="Standard" style:list-style-name="L5">
      <style:text-properties officeooo:rsid="003af1bc" officeooo:paragraph-rsid="003af1bc"/>
    </style:style>
    <style:style style:name="P38" style:family="paragraph" style:parent-style-name="Standard" style:list-style-name="L5">
      <style:text-properties officeooo:rsid="00492a55" officeooo:paragraph-rsid="00492a55"/>
    </style:style>
    <style:style style:name="P39" style:family="paragraph" style:parent-style-name="Standard" style:list-style-name="L6">
      <style:text-properties officeooo:rsid="00492a55" officeooo:paragraph-rsid="00492a55"/>
    </style:style>
    <style:style style:name="P40" style:family="paragraph" style:parent-style-name="Standard" style:list-style-name="L5">
      <style:text-properties officeooo:rsid="003b1e1d" officeooo:paragraph-rsid="003b1e1d"/>
    </style:style>
    <style:style style:name="P41" style:family="paragraph" style:parent-style-name="Standard" style:list-style-name="L5">
      <style:text-properties officeooo:rsid="003c3464" officeooo:paragraph-rsid="003c3464"/>
    </style:style>
    <style:style style:name="P42" style:family="paragraph" style:parent-style-name="Standard" style:list-style-name="L5">
      <style:text-properties officeooo:rsid="003c8504" officeooo:paragraph-rsid="003c8504"/>
    </style:style>
    <style:style style:name="P43" style:family="paragraph" style:parent-style-name="Standard" style:list-style-name="L5">
      <style:text-properties officeooo:rsid="003ccae0" officeooo:paragraph-rsid="003ccae0"/>
    </style:style>
    <style:style style:name="P44" style:family="paragraph" style:parent-style-name="Standard" style:list-style-name="L5">
      <style:text-properties officeooo:rsid="003dfd55" officeooo:paragraph-rsid="003dfd55"/>
    </style:style>
    <style:style style:name="P45" style:family="paragraph" style:parent-style-name="Standard" style:list-style-name="L5">
      <style:text-properties officeooo:rsid="003ff0bd" officeooo:paragraph-rsid="003ff0bd"/>
    </style:style>
    <style:style style:name="P46" style:family="paragraph" style:parent-style-name="Standard" style:list-style-name="L5">
      <style:text-properties officeooo:rsid="0041dcab" officeooo:paragraph-rsid="0041dcab"/>
    </style:style>
    <style:style style:name="P47" style:family="paragraph" style:parent-style-name="Standard" style:list-style-name="L5">
      <style:text-properties officeooo:rsid="0044076f" officeooo:paragraph-rsid="0044076f"/>
    </style:style>
    <style:style style:name="P48" style:family="paragraph" style:parent-style-name="Standard" style:list-style-name="L5">
      <style:text-properties officeooo:rsid="0044076f" officeooo:paragraph-rsid="0047e6e1"/>
    </style:style>
    <style:style style:name="P49" style:family="paragraph" style:parent-style-name="Standard" style:list-style-name="L5">
      <style:text-properties officeooo:rsid="00461b89" officeooo:paragraph-rsid="00461b89"/>
    </style:style>
    <style:style style:name="P50" style:family="paragraph" style:parent-style-name="Standard" style:list-style-name="L5">
      <style:text-properties officeooo:rsid="0044fa44" officeooo:paragraph-rsid="0044fa44"/>
    </style:style>
    <style:style style:name="P51" style:family="paragraph" style:parent-style-name="Standard" style:list-style-name="L6">
      <style:text-properties officeooo:rsid="0047e6e1" officeooo:paragraph-rsid="0047e6e1"/>
    </style:style>
    <style:style style:name="P52" style:family="paragraph" style:parent-style-name="Standard" style:list-style-name="L6">
      <style:text-properties officeooo:rsid="0050dcce" officeooo:paragraph-rsid="0050dcce"/>
    </style:style>
    <style:style style:name="P53" style:family="paragraph" style:parent-style-name="Standard" style:list-style-name="L7">
      <style:text-properties officeooo:rsid="004b768e" officeooo:paragraph-rsid="004b768e"/>
    </style:style>
    <style:style style:name="P54" style:family="paragraph" style:parent-style-name="Standard" style:list-style-name="L7">
      <style:text-properties officeooo:rsid="00523bb3" officeooo:paragraph-rsid="00523bb3"/>
    </style:style>
    <style:style style:name="P55" style:family="paragraph" style:parent-style-name="Standard">
      <style:text-properties officeooo:rsid="005685f1" officeooo:paragraph-rsid="005685f1"/>
    </style:style>
    <style:style style:name="P56" style:family="paragraph" style:parent-style-name="Standard" style:list-style-name="L8">
      <style:text-properties officeooo:rsid="005685f1" officeooo:paragraph-rsid="005685f1"/>
    </style:style>
    <style:style style:name="P57" style:family="paragraph" style:parent-style-name="Standard" style:list-style-name="L8">
      <style:text-properties officeooo:paragraph-rsid="005685f1"/>
    </style:style>
    <style:style style:name="P58" style:family="paragraph" style:parent-style-name="Standard" style:list-style-name="L8">
      <style:text-properties officeooo:rsid="0056a1d8" officeooo:paragraph-rsid="0056a1d8"/>
    </style:style>
    <style:style style:name="P59" style:family="paragraph" style:parent-style-name="Standard" style:list-style-name="L8">
      <style:text-properties officeooo:rsid="00574f04" officeooo:paragraph-rsid="00574f04"/>
    </style:style>
    <style:style style:name="P60" style:family="paragraph" style:parent-style-name="Standard" style:list-style-name="L8">
      <style:text-properties officeooo:rsid="00587626" officeooo:paragraph-rsid="00587626"/>
    </style:style>
    <style:style style:name="P61" style:family="paragraph" style:parent-style-name="Standard" style:list-style-name="L3">
      <style:text-properties officeooo:rsid="00587626" officeooo:paragraph-rsid="00587626"/>
    </style:style>
    <style:style style:name="P62" style:family="paragraph" style:parent-style-name="Standard" style:list-style-name="L8">
      <style:text-properties officeooo:rsid="0059cdac" officeooo:paragraph-rsid="0059cdac"/>
    </style:style>
    <style:style style:name="P63" style:family="paragraph" style:parent-style-name="Standard" style:list-style-name="L8">
      <style:text-properties officeooo:rsid="005aa405" officeooo:paragraph-rsid="005aa405"/>
    </style:style>
    <style:style style:name="P64" style:family="paragraph" style:parent-style-name="Heading">
      <style:text-properties officeooo:rsid="005685f1" officeooo:paragraph-rsid="005685f1"/>
    </style:style>
    <style:style style:name="T1" style:family="text">
      <style:text-properties officeooo:rsid="00202817"/>
    </style:style>
    <style:style style:name="T2" style:family="text">
      <style:text-properties officeooo:rsid="0022ea1c"/>
    </style:style>
    <style:style style:name="T3" style:family="text">
      <style:text-properties officeooo:rsid="00241508"/>
    </style:style>
    <style:style style:name="T4" style:family="text">
      <style:text-properties officeooo:rsid="002524fe"/>
    </style:style>
    <style:style style:name="T5" style:family="text">
      <style:text-properties officeooo:rsid="0027202e"/>
    </style:style>
    <style:style style:name="T6" style:family="text">
      <style:text-properties officeooo:rsid="002b89e5"/>
    </style:style>
    <style:style style:name="T7" style:family="text">
      <style:text-properties officeooo:rsid="002c514f"/>
    </style:style>
    <style:style style:name="T8" style:family="text">
      <style:text-properties officeooo:rsid="00350c2b"/>
    </style:style>
    <style:style style:name="T9" style:family="text">
      <style:text-properties officeooo:rsid="00373a03"/>
    </style:style>
    <style:style style:name="T10" style:family="text">
      <style:text-properties officeooo:rsid="00380510"/>
    </style:style>
    <style:style style:name="T11" style:family="text">
      <style:text-properties officeooo:rsid="00397966"/>
    </style:style>
    <style:style style:name="T12" style:family="text">
      <style:text-properties officeooo:rsid="003c3464"/>
    </style:style>
    <style:style style:name="T13" style:family="text">
      <style:text-properties officeooo:rsid="003ccae0"/>
    </style:style>
    <style:style style:name="T14" style:family="text">
      <style:text-properties officeooo:rsid="003dfd55"/>
    </style:style>
    <style:style style:name="T15" style:family="text">
      <style:text-properties officeooo:rsid="004da413"/>
    </style:style>
    <style:style style:name="T16" style:family="text">
      <style:text-properties officeooo:rsid="00523bb3"/>
    </style:style>
    <style:style style:name="T17" style:family="text">
      <style:text-properties officeooo:rsid="005685f1"/>
    </style:style>
    <style:style style:name="T18" style:family="text">
      <style:text-properties officeooo:rsid="0056a1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A502 - Level Design II – Session <text:span text:style-name="T9">0</text:span>2</text:h>
      <text:p text:style-name="Heading">Blueprints Intro<text:span text:style-name="T1">duction</text:span></text:p>
      <text:list xml:id="list7822551955937425041" text:style-name="L1">
        <text:list-item>
          <text:p text:style-name="P7">Visual Scripting</text:p>
        </text:list-item>
        <text:list-item>
          <text:p text:style-name="P8">Prefab Objects</text:p>
        </text:list-item>
        <text:list-item>
          <text:p text:style-name="P11">Nodes and <text:span text:style-name="T2">Wires</text:span></text:p>
        </text:list-item>
        <text:list-item>
          <text:p text:style-name="P14">Sequential flow</text:p>
        </text:list-item>
        <text:list-item>
          <text:p text:style-name="P15">Blueprint <text:span text:style-name="T17">and</text:span> C++</text:p>
        </text:list-item>
      </text:list>
      <text:p text:style-name="Heading">Level Blueprint </text:p>
      <text:list xml:id="list4994248995397575294" text:style-name="L2">
        <text:list-item>
          <text:p text:style-name="P9">Global per level.</text:p>
        </text:list-item>
        <text:list-item>
          <text:p text:style-name="P9">Good for <text:span text:style-name="T5">level </text:span>events, scorekeeping, etc.</text:p>
        </text:list-item>
        <text:list-item>
          <text:p text:style-name="P12">Context menu:</text:p>
          <text:list>
            <text:list-item>
              <text:p text:style-name="P16">Aware of level objects.</text:p>
            </text:list-item>
            <text:list-item>
              <text:p text:style-name="P12">create node by right click.</text:p>
            </text:list-item>
            <text:list-item>
              <text:p text:style-name="P18">create node by dragging pin.</text:p>
            </text:list-item>
          </text:list>
        </text:list-item>
        <text:list-item>
          <text:p text:style-name="P19">Comments</text:p>
        </text:list-item>
        <text:list-item>
          <text:p text:style-name="P9">Level Blueprint example: </text:p>
          <text:list>
            <text:list-header>
              <text:p text:style-name="P10"><text:span text:style-name="T3">Toggle</text:span> light with trigger <text:span text:style-name="T2">volume with delay</text:span>.</text:p>
            </text:list-header>
          </text:list>
        </text:list-item>
      </text:list>
      <text:p text:style-name="Heading">Class Blueprint</text:p>
      <text:list xml:id="list9118165472482146927" text:style-name="L3">
        <text:list-item>
          <text:p text:style-name="P20">Actors all the way down.</text:p>
        </text:list-item>
        <text:list-item>
          <text:p text:style-name="P21">Clone-able</text:p>
        </text:list-item>
        <text:list-item>
          <text:p text:style-name="P13">Good for scripted objects, <text:span text:style-name="T7">player controllers,</text:span> <text:span text:style-name="T3">environment pieces, NPCs and everything else.</text:span></text:p>
        </text:list-item>
        <text:list-item>
          <text:p text:style-name="P22">Parent class / Inheritance</text:p>
        </text:list-item>
        <text:list-item>
          <text:p text:style-name="P22">Creating Blueprints:</text:p>
          <text:list>
            <text:list-item>
              <text:p text:style-name="P22">Asset Tray &gt; Right Click</text:p>
            </text:list-item>
            <text:list-item>
              <text:p text:style-name="P22">Convert to Blueprint</text:p>
            </text:list-item>
            <text:list-item>
              <text:p text:style-name="P22">Toolbar</text:p>
            </text:list-item>
          </text:list>
        </text:list-item>
        <text:list-item>
          <text:p text:style-name="P23">Adding <text:span text:style-name="T6">&amp; Composing</text:span> Components</text:p>
          <text:list>
            <text:list-item>
              <text:p text:style-name="P23">Blueprint Viewport</text:p>
              <text:list>
                <text:list-item>
                  <text:p text:style-name="P23">Asset Tray</text:p>
                </text:list-item>
                <text:list-item>
                  <text:p text:style-name="P23">Component menu</text:p>
                </text:list-item>
                <text:list-item>
                  <text:p text:style-name="P23">From level editor</text:p>
                </text:list-item>
              </text:list>
            </text:list-item>
          </text:list>
        </text:list-item>
        <text:list-item>
          <text:p text:style-name="P17">Graph</text:p>
          <text:list>
            <text:list-item>
              <text:p text:style-name="P17">Context menu:</text:p>
              <text:list>
                <text:list-item>
                  <text:p text:style-name="P17">Aware of components.</text:p>
                </text:list-item>
              </text:list>
            </text:list-item>
            <text:list-item>
              <text:p text:style-name="P61">Nodes</text:p>
            </text:list-item>
            <text:list-item>
              <text:p text:style-name="P61">Pins</text:p>
              <text:list>
                <text:list-item>
                  <text:p text:style-name="P61">Execute pins</text:p>
                </text:list-item>
                <text:list-item>
                  <text:p text:style-name="P61">Data pins</text:p>
                </text:list-item>
              </text:list>
            </text:list-item>
            <text:list-item>
              <text:p text:style-name="P24">Component reference</text:p>
              <text:list>
                <text:list-item>
                  <text:p text:style-name="P24">Get / Set</text:p>
                </text:list-item>
              </text:list>
            </text:list-item>
            <text:list-item>
              <text:p text:style-name="P24"><text:soft-page-break/>Input</text:p>
              <text:list>
                <text:list-item>
                  <text:p text:style-name="P24">Enable / Disable Nodes</text:p>
                </text:list-item>
                <text:list-item>
                  <text:p text:style-name="P24">Keyboard Events</text:p>
                </text:list-item>
                <text:list-item>
                  <text:p text:style-name="P24">Mouse Input</text:p>
                </text:list-item>
              </text:list>
            </text:list-item>
            <text:list-item>
              <text:p text:style-name="P25">Comments</text:p>
            </text:list-item>
          </text:list>
        </text:list-item>
        <text:list-item>
          <text:p text:style-name="P26">Cloning</text:p>
          <text:list>
            <text:list-item>
              <text:p text:style-name="P26">Graph <text:span text:style-name="T8">Instance</text:span> Selection</text:p>
            </text:list-item>
          </text:list>
        </text:list-item>
        <text:list-item>
          <text:p text:style-name="P27">Class Blueprint Example:</text:p>
          <text:list>
            <text:list-item>
              <text:p text:style-name="P27">Toggle light with trigger volume.</text:p>
            </text:list-item>
          </text:list>
        </text:list-item>
      </text:list>
      <text:p text:style-name="P1"/>
      <text:p text:style-name="Heading">Construction Scripts</text:p>
      <text:list xml:id="list7235979512328913676" text:style-name="L4">
        <text:list-item>
          <text:p text:style-name="P28">Helper for class blueprints.</text:p>
        </text:list-item>
        <text:list-item>
          <text:p text:style-name="P28">Only run in editor.</text:p>
        </text:list-item>
        <text:list-item>
          <text:p text:style-name="P28">Construction script event runs when anything is updated.</text:p>
        </text:list-item>
        <text:list-item>
          <text:p text:style-name="P28">Promote to variable.</text:p>
          <text:list>
            <text:list-item>
              <text:p text:style-name="P29">Exposes in details panel.</text:p>
            </text:list-item>
            <text:list-item>
              <text:p text:style-name="P28">Custom tooltips.</text:p>
            </text:list-item>
          </text:list>
        </text:list-item>
        <text:list-item>
          <text:p text:style-name="P28">Construction script example:</text:p>
          <text:list>
            <text:list-item>
              <text:p text:style-name="P28">Set light color and <text:span text:style-name="T10">viability.</text:span></text:p>
            </text:list-item>
          </text:list>
        </text:list-item>
      </text:list>
      <text:p text:style-name="Heading">Variables</text:p>
      <text:list xml:id="list5849186297706244275" text:style-name="L5">
        <text:list-item>
          <text:p text:style-name="P30"><text:span text:style-name="T14">Basic </text:span>Types</text:p>
          <text:list>
            <text:list-item>
              <text:p text:style-name="P30">Immutable once <text:span text:style-name="T4">referenced</text:span></text:p>
            </text:list-item>
            <text:list-item>
              <text:p text:style-name="P30">Color coded</text:p>
            </text:list-item>
            <text:list-item>
              <text:p text:style-name="P32">Properties</text:p>
            </text:list-item>
            <text:list-item>
              <text:p text:style-name="P33">Math</text:p>
            </text:list-item>
            <text:list-item>
              <text:p text:style-name="P34">Logic</text:p>
            </text:list-item>
            <text:list-item>
              <text:p text:style-name="P35">Castin<text:span text:style-name="T15">g</text:span></text:p>
            </text:list-item>
          </text:list>
        </text:list-item>
        <text:list-item>
          <text:p text:style-name="P36">Structs</text:p>
          <text:list>
            <text:list-item>
              <text:p text:style-name="P30">Collections of data.</text:p>
            </text:list-item>
            <text:list-item>
              <text:p text:style-name="P31">“Break” into <text:span text:style-name="T11">variables.</text:span></text:p>
            </text:list-item>
          </text:list>
        </text:list-item>
        <text:list-item>
          <text:p text:style-name="P37">Object / Class variables</text:p>
          <text:list>
            <text:list-item>
              <text:p text:style-name="P37">Stores reference</text:p>
            </text:list-item>
            <text:list-item>
              <text:p text:style-name="P37">Object = Already exists in level</text:p>
            </text:list-item>
            <text:list-item>
              <text:p text:style-name="P37">Class = Doesnt exist in level</text:p>
            </text:list-item>
            <text:list-item>
              <text:p text:style-name="P38">Get player reference.</text:p>
            </text:list-item>
          </text:list>
        </text:list-item>
        <text:list-item>
          <text:p text:style-name="P40">Get &amp; Set</text:p>
          <text:list>
            <text:list-item>
              <text:p text:style-name="P40">Set requires execution.</text:p>
            </text:list-item>
            <text:list-item>
              <text:p text:style-name="P40">Getting component variables.</text:p>
            </text:list-item>
            <text:list-item>
              <text:p text:style-name="P40">Example: Dynamic material instance.</text:p>
              <text:list>
                <text:list-item>
                  <text:p text:style-name="P40"><text:span text:style-name="T12">Construction script &gt; </text:span>Get material from mesh &gt; Create Dynamic Material Instance &gt; Promote DMI output to variable &gt; <text:span text:style-name="T12">Set mesh material.</text:span></text:p>
                </text:list-item>
                <text:list-item>
                  <text:p text:style-name="P41">Apply random color to DMI variable.</text:p>
                </text:list-item>
              </text:list>
            </text:list-item>
          </text:list>
        </text:list-item>
        <text:list-item>
          <text:p text:style-name="P42"><text:soft-page-break/>Enum</text:p>
          <text:list>
            <text:list-item>
              <text:p text:style-name="P42">List of <text:span text:style-name="T13">named values.</text:span></text:p>
            </text:list-item>
            <text:list-item>
              <text:p text:style-name="P42">Indexed by int or name.</text:p>
            </text:list-item>
            <text:list-item>
              <text:p text:style-name="P42">Do not store data.</text:p>
            </text:list-item>
            <text:list-item>
              <text:p text:style-name="P42">Good as tags, modes, <text:span text:style-name="T13">log </text:span>levels, etc.</text:p>
            </text:list-item>
            <text:list-item>
              <text:p text:style-name="P43">Content browser &gt; New &gt; Misc &gt; Enumeration</text:p>
            </text:list-item>
          </text:list>
        </text:list-item>
        <text:list-item>
          <text:p text:style-name="P42">Arrays</text:p>
          <text:list>
            <text:list-item>
              <text:p text:style-name="P44">List of variables.</text:p>
            </text:list-item>
            <text:list-item>
              <text:p text:style-name="P44">Homogeneous</text:p>
            </text:list-item>
            <text:list-item>
              <text:p text:style-name="P44">Dynamic</text:p>
            </text:list-item>
            <text:list-item>
              <text:p text:style-name="P44">Index (0 based)</text:p>
            </text:list-item>
            <text:list-item>
              <text:p text:style-name="P44">Array functions:</text:p>
              <text:list>
                <text:list-item>
                  <text:p text:style-name="P44">Call Function &gt; Utilities &gt; Array</text:p>
                </text:list-item>
                <text:list-item>
                  <text:p text:style-name="P44">Dynamic type</text:p>
                </text:list-item>
                <text:list-item>
                  <text:p text:style-name="P44">Pure (green) / Impure (blue)</text:p>
                </text:list-item>
              </text:list>
            </text:list-item>
            <text:list-item>
              <text:p text:style-name="P45">Foreach functions.</text:p>
            </text:list-item>
          </text:list>
        </text:list-item>
      </text:list>
      <text:p text:style-name="P6">Flow Control </text:p>
      <text:p text:style-name="P2"><text:a xlink:type="simple" xlink:href="https://docs.unrealengine.com/latest/INT/Engine/Blueprints/UserGuide/FlowControl/index.html" text:style-name="Internet_20_link" text:visited-style-name="Visited_20_Internet_20_Link">https://docs.unrealengine.com/latest/INT/Engine/Blueprints/UserGuide/FlowControl/index.html</text:a></text:p>
      <text:list xml:id="list133452627107449" text:continue-numbering="true" text:style-name="L5">
        <text:list-item>
          <text:p text:style-name="P46">Branch</text:p>
        </text:list-item>
        <text:list-item>
          <text:p text:style-name="P47">Switch</text:p>
        </text:list-item>
        <text:list-item>
          <text:p text:style-name="P47">Loops</text:p>
          <text:list>
            <text:list-item>
              <text:p text:style-name="P47">Repeating code</text:p>
            </text:list-item>
            <text:list-item>
              <text:p text:style-name="P47">ForLoop</text:p>
              <text:list>
                <text:list-item>
                  <text:p text:style-name="P47">Loop body vs Completed execution</text:p>
                </text:list-item>
              </text:list>
            </text:list-item>
            <text:list-item>
              <text:p text:style-name="P47">ForLoopWithBreak</text:p>
            </text:list-item>
            <text:list-item>
              <text:p text:style-name="P49">ForEachLoop</text:p>
            </text:list-item>
            <text:list-item>
              <text:p text:style-name="P48">WhileLoop</text:p>
            </text:list-item>
            <text:list-item>
              <text:p text:style-name="P50">Example: Procedural Level Design</text:p>
            </text:list-item>
          </text:list>
        </text:list-item>
        <text:list-item>
          <text:p text:style-name="P50">Gate</text:p>
        </text:list-item>
        <text:list-item>
          <text:p text:style-name="P50">Sequence</text:p>
        </text:list-item>
        <text:list-item>
          <text:p text:style-name="P49">Do Once &amp; Do N</text:p>
        </text:list-item>
      </text:list>
      <text:p text:style-name="P3"/>
      <text:p text:style-name="Heading">Events</text:p>
      <text:p text:style-name="P4"><text:a xlink:type="simple" xlink:href="https://docs.unrealengine.com/latest/INT/Engine/Blueprints/UserGuide/Events/index.html" text:style-name="Internet_20_link" text:visited-style-name="Visited_20_Internet_20_Link">https://docs.unrealengine.com/latest/INT/Engine/Blueprints/UserGuide/Events/index.html</text:a></text:p>
      <text:list xml:id="list3316971687557163327" text:style-name="L6">
        <text:list-item>
          <text:p text:style-name="P51">Global events</text:p>
          <text:list>
            <text:list-item>
              <text:p text:style-name="P51">Begin Play</text:p>
            </text:list-item>
            <text:list-item>
              <text:p text:style-name="P51">End Play</text:p>
            </text:list-item>
            <text:list-item>
              <text:p text:style-name="P51">Tick</text:p>
              <text:list>
                <text:list-item>
                  <text:p text:style-name="P52">DeltaTime</text:p>
                </text:list-item>
              </text:list>
            </text:list-item>
          </text:list>
        </text:list-item>
        <text:list-item>
          <text:p text:style-name="P51">Actor Events</text:p>
          <text:list>
            <text:list-item>
              <text:p text:style-name="P51">Overlap</text:p>
            </text:list-item>
            <text:list-item>
              <text:p text:style-name="P51">Damage</text:p>
            </text:list-item>
            <text:list-item>
              <text:p text:style-name="P51">Cursor</text:p>
            </text:list-item>
          </text:list>
        </text:list-item>
        <text:list-item>
          <text:p text:style-name="P51"><text:soft-page-break/>Custom Events</text:p>
          <text:list>
            <text:list-item>
              <text:p text:style-name="P39">Inputs / Outputs</text:p>
              <text:list>
                <text:list-item>
                  <text:p text:style-name="P52">Input consumption</text:p>
                </text:list-item>
              </text:list>
            </text:list-item>
          </text:list>
        </text:list-item>
      </text:list>
      <text:p text:style-name="Heading">Timelines</text:p>
      <text:p text:style-name="P5"><text:a xlink:type="simple" xlink:href="https://docs.unrealengine.com/latest/INT/Engine/Blueprints/UserGuide/Timelines/" text:style-name="Internet_20_link" text:visited-style-name="Visited_20_Internet_20_Link">https://docs.unrealengine.com/latest/INT/Engine/Blueprints/UserGuide/Timelines/</text:a></text:p>
      <text:list xml:id="list3913430323546987080" text:style-name="L7">
        <text:list-item>
          <text:p text:style-name="P53">Create Timelines</text:p>
          <text:list>
            <text:list-item>
              <text:p text:style-name="P53">Right click &gt; Add Timeline</text:p>
            </text:list-item>
          </text:list>
        </text:list-item>
        <text:list-item>
          <text:p text:style-name="P53">Timeline Variables</text:p>
          <text:list>
            <text:list-item>
              <text:p text:style-name="P53">Variable is reference to timeline</text:p>
            </text:list-item>
            <text:list-item>
              <text:p text:style-name="P53">Can quer<text:span text:style-name="T16">y prop</text:span>erties from reference</text:p>
            </text:list-item>
          </text:list>
        </text:list-item>
        <text:list-item>
          <text:p text:style-name="P54">Timeline Editor</text:p>
          <text:list>
            <text:list-item>
              <text:p text:style-name="P54">Add tracks</text:p>
              <text:list>
                <text:list-item>
                  <text:p text:style-name="P54">float</text:p>
                </text:list-item>
                <text:list-item>
                  <text:p text:style-name="P54">vector</text:p>
                </text:list-item>
                <text:list-item>
                  <text:p text:style-name="P54">event</text:p>
                </text:list-item>
                <text:list-item>
                  <text:p text:style-name="P54">color</text:p>
                </text:list-item>
                <text:list-item>
                  <text:p text:style-name="P54">curves</text:p>
                  <text:list>
                    <text:list-item>
                      <text:p text:style-name="P54">must be selected in the content browser</text:p>
                    </text:list-item>
                  </text:list>
                </text:list-item>
              </text:list>
            </text:list-item>
            <text:list-item>
              <text:p text:style-name="P54">Add keys</text:p>
            </text:list-item>
          </text:list>
        </text:list-item>
      </text:list>
      <text:p text:style-name="P64">Functions</text:p>
      <text:p text:style-name="P55"><text:a xlink:type="simple" xlink:href="https://docs.unrealengine.com/latest/INT/Engine/Blueprints/UserGuide/Functions/" text:style-name="Internet_20_link" text:visited-style-name="Visited_20_Internet_20_Link">https://docs.unrealengine.com/latest/INT/Engine/Blueprints/UserGuide/Functions/</text:a></text:p>
      <text:p text:style-name="P55"/>
      <text:list xml:id="list1449357222991187885" text:style-name="L8">
        <text:list-item>
          <text:p text:style-name="P57"><text:span text:style-name="T17">Encapsulated code/graph within a blueprint</text:span></text:p>
        </text:list-item>
        <text:list-item>
          <text:p text:style-name="P56">Allow you to reuse code</text:p>
        </text:list-item>
        <text:list-item>
          <text:p text:style-name="P60">Create functions</text:p>
          <text:list>
            <text:list-item>
              <text:p text:style-name="P62">My Blueprint tab &gt; Functions &gt; +</text:p>
            </text:list-item>
            <text:list-item>
              <text:p text:style-name="P62">Right click My Blueprint tab &gt; Add New &gt; Function</text:p>
            </text:list-item>
          </text:list>
        </text:list-item>
        <text:list-item>
          <text:p text:style-name="P56">Access <text:span text:style-name="T18">Specifier</text:span></text:p>
          <text:list>
            <text:list-item>
              <text:p text:style-name="P56">Public</text:p>
              <text:list>
                <text:list-item>
                  <text:p text:style-name="P56">can be called by anyone</text:p>
                </text:list-item>
              </text:list>
            </text:list-item>
            <text:list-item>
              <text:p text:style-name="P56">Protected</text:p>
              <text:list>
                <text:list-item>
                  <text:p text:style-name="P56">can only be called by self and derived classes</text:p>
                </text:list-item>
              </text:list>
            </text:list-item>
            <text:list-item>
              <text:p text:style-name="P56">Private</text:p>
              <text:list>
                <text:list-item>
                  <text:p text:style-name="P56">can only be called by self</text:p>
                </text:list-item>
              </text:list>
            </text:list-item>
          </text:list>
        </text:list-item>
        <text:list-item>
          <text:p text:style-name="P58">Purity</text:p>
          <text:list>
            <text:list-item>
              <text:p text:style-name="P58">Impure</text:p>
              <text:list>
                <text:list-item>
                  <text:p text:style-name="P58">Modify state of members of the class</text:p>
                </text:list-item>
                <text:list-item>
                  <text:p text:style-name="P59">Wired to execute pins</text:p>
                </text:list-item>
                <text:list-item>
                  <text:p text:style-name="P58">Must be explicitly executed</text:p>
                </text:list-item>
              </text:list>
            </text:list-item>
            <text:list-item>
              <text:p text:style-name="P58">Pure</text:p>
              <text:list>
                <text:list-item>
                  <text:p text:style-name="P58">Do not modify member state</text:p>
                </text:list-item>
                <text:list-item>
                  <text:p text:style-name="P59">Wired to data pins</text:p>
                </text:list-item>
                <text:list-item>
                  <text:p text:style-name="P59">Called automatically when needed</text:p>
                </text:list-item>
              </text:list>
            </text:list-item>
          </text:list>
        </text:list-item>
        <text:list-item>
          <text:p text:style-name="P62"><text:soft-page-break/>Input &amp; Output Parameters</text:p>
          <text:list>
            <text:list-item>
              <text:p text:style-name="P62">Select function &gt; Details Tab &gt; Input/Output &gt; New</text:p>
              <text:list>
                <text:list-item>
                  <text:p text:style-name="P62">Expand parameter &gt; Set default Value </text:p>
                </text:list-item>
              </text:list>
            </text:list-item>
            <text:list-item>
              <text:p text:style-name="P62">Automatically adds pins to the Input and Return Nodes</text:p>
            </text:list-item>
          </text:list>
        </text:list-item>
        <text:list-item>
          <text:p text:style-name="P63">Calling functions</text:p>
          <text:list>
            <text:list-item>
              <text:p text:style-name="P63">Drag into Graph</text:p>
            </text:list-item>
            <text:list-item>
              <text:p text:style-name="P63">Right click context menu</text:p>
            </text:list-item>
          </text:list>
        </text:list-item>
        <text:list-item>
          <text:p text:style-name="P63">Calling functions from other blueprint</text:p>
          <text:list>
            <text:list-item>
              <text:p text:style-name="P63">Get reference &gt; Cast to &gt; call function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5:18:13.174787957</meta:creation-date>
    <dc:date>2016-10-23T13:34:51.653612368</dc:date>
    <meta:editing-duration>PT3H15M56S</meta:editing-duration>
    <meta:editing-cycles>37</meta:editing-cycles>
    <meta:generator>LibreOffice/5.1.4.2$Linux_X86_64 LibreOffice_project/10m0$Build-2</meta:generator>
    <meta:document-statistic meta:table-count="0" meta:image-count="0" meta:object-count="0" meta:page-count="5" meta:paragraph-count="173" meta:word-count="702" meta:character-count="3830" meta:non-whitespace-character-count="3454"/>
  </office:meta>
</office:document-meta>
</file>